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fo:font-weight="normal" style:font-name-asian="Segoe UI1" style:font-size-asian="26pt" style:font-weight-asian="normal" style:font-name-complex="Segoe UI1" style:font-size-complex="26pt" style:font-weight-complex="normal"/>
    </style:style>
    <style:style style:name="T6" style:family="text">
      <style:text-properties fo:color="#000000" style:font-name="Segoe UI Semibold" fo:font-size="20pt" fo:text-shadow="none" fo:font-weight="normal" style:font-name-asian="Segoe UI1" style:font-size-asian="20pt" style:font-weight-asian="normal" style:font-name-complex="Segoe UI1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426</text:span></text:p>
            <text:p text:style-name="P1"><text:span text:style-name="T2">“</text:span><text:span text:style-name="T2">When I Survey the Wondrous Cro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4.892cm" svg:height="7.011cm" svg:x="1.524cm" svg:y="0.551cm">
          <draw:text-box>
            <text:p text:style-name="P1"><text:span text:style-name="T3">1. </text:span><text:span text:style-name="T4">When I survey the wondrous cross</text:span><text:span text:style-name="T4"><text:line-break/></text:span><text:span text:style-name="T4">On which the Prince of Glory died,</text:span><text:span text:style-name="T4"><text:line-break/></text:span><text:span text:style-name="T4">My richest gain I count but loss</text:span><text:span text:style-name="T4"><text:line-break/></text:span><text:span text:style-name="T4">And pour contempt on all my pr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5" draw:layer="layout" svg:width="24.892cm" svg:height="7.011cm" svg:x="1.524cm" svg:y="0.609cm">
          <draw:text-box>
            <text:p text:style-name="P1"><text:span text:style-name="T3">2. </text:span><text:span text:style-name="T4">Forbid it, Lord, that I should boast</text:span><text:span text:style-name="T4"><text:line-break/></text:span><text:span text:style-name="T4">Save in the death of Christ, my God;</text:span><text:span text:style-name="T4"><text:line-break/></text:span><text:span text:style-name="T4">All the vain things that charm me most,</text:span><text:span text:style-name="T4"><text:line-break/></text:span><text:span text:style-name="T4">I sacrifice them to His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5" draw:layer="layout" svg:width="24.892cm" svg:height="7.011cm" svg:x="1.524cm" svg:y="0.762cm">
          <draw:text-box>
            <text:p text:style-name="P1"><text:span text:style-name="T3">3. </text:span><text:span text:style-name="T4">See, from His head, His hands, His feet</text:span></text:p>
            <text:p text:style-name="P6"><text:span text:style-name="T4">Sorrow and love flow mingled down!</text:span></text:p>
            <text:p text:style-name="P6"><text:span text:style-name="T4">Did e’er such love and sorrow meet</text:span></text:p>
            <text:p text:style-name="P6"><text:span text:style-name="T4">Or thorns compose so rich a crown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8" draw:layer="layout" svg:width="24.892cm" svg:height="11.684cm" svg:x="1.778cm" svg:y="0.762cm">
          <draw:text-box>
            <text:p text:style-name="P1"><text:span text:style-name="T3">4.</text:span><text:span text:style-name="T4">Were the whole realm of nature mine,</text:span></text:p>
            <text:p text:style-name="P6"><text:span text:style-name="T4">That were a tribute far too small;</text:span></text:p>
            <text:p text:style-name="P6"><text:span text:style-name="T4">Love so amazing, so divine,</text:span></text:p>
            <text:p text:style-name="P6"><text:span text:style-name="T4">Demands my soul, my life, my all!</text:span></text:p>
            <text:p text:style-name="P7"><text:span text:style-name="T5"><text:line-break/></text:span><text:span text:style-name="T5"/></text:p>
            <text:p text:style-name="P7"><text:span text:style-name="T6"/></text:p>
            <text:p text:style-name="P7"><text:span text:style-name="T6"><text:s text:c="15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1T08:57:13.448000000</meta:creation-date>
    <dc:title>Hymn template</dc:title>
    <meta:editing-duration>PT16M4S</meta:editing-duration>
    <meta:editing-cycles>4</meta:editing-cycles>
    <meta:generator>LibreOffice/6.1.3.2$Windows_X86_64 LibreOffice_project/86daf60bf00efa86ad547e59e09d6bb77c699acb</meta:generator>
    <meta:initial-creator>Arthur Hoch</meta:initial-creator>
    <dc:date>2019-01-17T18:35:55.293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5-07-21T08:57:13.089000000"/>
  </office:meta>
</office:document-meta>
</file>